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paragraph-rsid="0004604a"/>
    </style:style>
    <style:style style:name="T1" style:family="text">
      <style:text-properties officeooo:rsid="000364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\\Dihedral groups for bn</text:p>
      <text:p text:style-name="Standard"/>
      <text:p text:style-name="Standard">m:=<text:span text:style-name="T1">5</text:span>;</text:p>
      <text:p text:style-name="Standard">G:=DihedralGroup(m);</text:p>
      <text:p text:style-name="Standard">X:=CharacterTable(G);</text:p>
      <text:p text:style-name="Standard">M:=X[#X];</text:p>
      <text:p text:style-name="Standard">n:=20;</text:p>
      <text:p text:style-name="Standard">out:=0;</text:p>
      <text:p text:style-name="Standard">outlist:=[];</text:p>
      <text:p text:style-name="Standard"/>
      <text:p text:style-name="Standard">for k in [1..n] do</text:p>
      <text:p text:style-name="Standard">for j in [1..#X] do</text:p>
      <text:p text:style-name="Standard">out+:=InnerProduct(M^k,X[j]);</text:p>
      <text:p text:style-name="Standard">end for;</text:p>
      <text:p text:style-name="Standard">outlist:=Append(outlist,out);</text:p>
      <text:p text:style-name="Standard">out:=0;</text:p>
      <text:p text:style-name="Standard">end for;</text:p>
      <text:p text:style-name="Standard">outlist;</text:p>
      <text:p text:style-name="Standard"/>
      <text:p text:style-name="Standard"><text:a xlink:type="simple" xlink:href="file://Dihedral/" office:target-frame-name="_top" xlink:show="replace" text:style-name="Internet_20_link" text:visited-style-name="Visited_20_Internet_20_Link"><text:span text:style-name="Lien_20_hypertexte">\\Dihedral</text:span></text:a> group, computation of constants</text:p>
      <text:p text:style-name="Standard"/>
      <text:p text:style-name="Standard">m:=<text:span text:style-name="T1">5</text:span>;</text:p>
      <text:p text:style-name="Standard">G:=DihedralGroup(m); //set group: dihedral group of order 2m</text:p>
      <text:p text:style-name="Standard">X:=CharacterTable(G);</text:p>
      <text:p text:style-name="Standard">V:=X[#X]; //set module</text:p>
      <text:p text:style-name="Standard"/>
      <text:p text:style-name="Standard">fus:=[[0 : i in [1..#X]] : j in [1..#X]];</text:p>
      <text:p text:style-name="Standard"/>
      <text:p text:style-name="Standard">for i in [1..#X] do</text:p>
      <text:p text:style-name="Standard">for j in [1..#X] do</text:p>
      <text:p text:style-name="Standard">fus[j][i]:=InnerProduct(X[i]*V,X[j]); //computes multiplicity of X[j] in X[i]\otimes V</text:p>
      <text:p text:style-name="Standard">end for;</text:p>
      <text:p text:style-name="Standard">end for;</text:p>
      <text:p text:style-name="Standard"/>
      <text:p text:style-name="Standard">M:=Matrix(Rationals(),fus); //use a cyclotomic field in order to have every complex eigenvalues</text:p>
      <text:p text:style-name="Standard"/>
      <text:p text:style-name="Standard">w0:=Eigenspace(M,2).1; //computes the vector w_0 (warning: magma computes the eigenspace of the linear map given by right multiplication by M)</text:p>
      <text:p text:style-name="Standard">vv0:=Eigenspace(Transpose(M),2).1;</text:p>
      <text:p text:style-name="P2">v0:=vv0/ScalarProduct(w0,vv0); //computes v_0 with the normalization so that w_0^{T}v_0=1</text:p>
      <text:p text:style-name="Standard"/>
      <text:p text:style-name="P2">&amp;+[(Matrix(Rationals(),#X,1,ElementToSequence(v0))*Matrix(Rationals(),1,#X,ElementToSequence(w0)))[i][1] : i in [1..#X]]; //computes v_0w_0^{T}[1]</text:p>
      <text:p text:style-name="Standard"/>
      <text:p text:style-name="Standard"/>
      <text:p text:style-name="Standard">if m mod 2 eq 0 then //if m is even, we have a coefficient in front of (-1)^n</text:p>
      <text:p text:style-name="Standard">w1:=Eigenspace(M,-2).1; //computes the vector w_1 (warning: magma computes the eigenspace of the linear map given by right multiplication by M)</text:p>
      <text:p text:style-name="Standard">vv1:=Eigenspace(Transpose(M),-2).1;</text:p>
      <text:p text:style-name="P2">v1:=vv1/ScalarProduct(w1,vv1); //computes v_1 with the normalization so that w_1^{T}v_1=1</text:p>
      <text:p text:style-name="Standard"/>
      <text:p text:style-name="P2"><text:soft-page-break/>&amp;+[(Matrix(Rationals(),#X,1,ElementToSequence(v1))*Matrix(Rationals(),1,#X,ElementToSequence(w1)))[i][1] : i in [1..#X]]; //computes v_1w_1^{T}[1]</text:p>
      <text:p text:style-name="Standard">end if;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7-04T17:26:00Z</meta:creation-date>
    <dc:date>2023-07-07T22:41:51.426818644</dc:date>
    <meta:editing-cycles>9</meta:editing-cycles>
    <meta:editing-duration>PT25M10S</meta:editing-duration>
    <meta:document-statistic meta:table-count="0" meta:image-count="0" meta:object-count="0" meta:page-count="2" meta:paragraph-count="38" meta:word-count="185" meta:character-count="1565" meta:non-whitespace-character-count="1417"/>
    <meta:template xlink:type="simple" xlink:actuate="onRequest" xlink:title="" xlink:href="Normal.dotm"/>
  </office:meta>
</office:document-meta>
</file>